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 style:list-style-name="L1">
      <style:paragraph-properties fo:line-height="200%" fo:text-align="start" style:justify-single-word="false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 style:list-style-name="L1">
      <style:paragraph-properties fo:line-height="200%" fo:text-align="start" style:justify-single-word="false"/>
      <style:text-properties fo:background-color="#ffff0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achariah Alber</text:p>
      <text:p text:style-name="Standard">Senior Project</text:p>
      <text:p text:style-name="Standard">Outline of research paper</text:p>
      <text:p text:style-name="Standard"/>
      <text:p text:style-name="P4">NOT GOING TO USE</text:p>
      <text:p text:style-name="P1"/>
      <text:p text:style-name="P2">Virtual reality and it's affects on Actual reality (working topic)</text:p>
      <text:list xml:id="list6378079193221945160" text:style-name="L1">
        <text:list-item>
          <text:p text:style-name="P3">Intro</text:p>
          <text:list>
            <text:list-item>
              <text:p text:style-name="P3">great achievements of virtual reality</text:p>
            </text:list-item>
            <text:list-item>
              <text:p text:style-name="P3">the many uses it will possibly have</text:p>
            </text:list-item>
            <text:list-item>
              <text:p text:style-name="P3">Thesis statement</text:p>
            </text:list-item>
          </text:list>
        </text:list-item>
        <text:list-item>
          <text:p text:style-name="P3">What is virtual Reality</text:p>
          <text:list>
            <text:list-item>
              <text:p text:style-name="P3">definition of virtual reality</text:p>
            </text:list-item>
            <text:list-item>
              <text:p text:style-name="P3">the tech behind it.</text:p>
            </text:list-item>
            <text:list-item>
              <text:p text:style-name="P3">What's it's purpose</text:p>
            </text:list-item>
          </text:list>
        </text:list-item>
        <text:list-item>
          <text:p text:style-name="P5">History of Virtual Reality</text:p>
          <text:list>
            <text:list-item>
              <text:p text:style-name="P5">where the idea of virtual reality was first conceived</text:p>
            </text:list-item>
            <text:list-item>
              <text:p text:style-name="P5">what it was first used for (what problem cause it to be developed)</text:p>
            </text:list-item>
          </text:list>
        </text:list-item>
        <text:list-item>
          <text:p text:style-name="P3">What it is used for today</text:p>
          <text:list>
            <text:list-item>
              <text:p text:style-name="P3">military</text:p>
            </text:list-item>
            <text:list-item>
              <text:p text:style-name="P3">therapy</text:p>
            </text:list-item>
            <text:list-item>
              <text:p text:style-name="P3">entertainment</text:p>
            </text:list-item>
            <text:list-item>
              <text:p text:style-name="P3">pilot testing</text:p>
            </text:list-item>
          </text:list>
        </text:list-item>
        <text:list-item>
          <text:p text:style-name="P3">It's effects on reality</text:p>
          <text:list>
            <text:list-item>
              <text:p text:style-name="P3">bad effects</text:p>
            </text:list-item>
            <text:list-item>
              <text:p text:style-name="P3">neutral effects</text:p>
            </text:list-item>
            <text:list-item>
              <text:p text:style-name="P3">good effects</text:p>
            </text:list-item>
          </text:list>
        </text:list-item>
        <text:list-item>
          <text:p text:style-name="P3"><text:soft-page-break/>Conclusion</text:p>
          <text:list>
            <text:list-item>
              <text:p text:style-name="P3">summary of all topics</text:p>
            </text:list-item>
            <text:list-item>
              <text:p text:style-name="P3">great clos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chariah Alber</meta:initial-creator>
    <meta:creation-date>2016-02-24T20:37:11.04</meta:creation-date>
    <dc:date>2016-04-20T00:52:16.68</dc:date>
    <dc:creator>Zachariah Alber</dc:creator>
    <meta:editing-duration>PT2H9M23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2" meta:paragraph-count="28" meta:word-count="129" meta:character-count="700"/>
  </office:meta>
</office:document-meta>
</file>